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12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Deixo tamany del problema fix, canvio número de nod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SHOLD = 1% len(D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Nodes \ Ds</text:p>
          </table:table-cell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3 (debug)</text:p>
          </table:table-cell>
          <table:covered-table-cell table:number-columns-repeated="2"/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692" calcext:value-type="float">
            <text:p>37.69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3219" calcext:value-type="float">
            <text:p>27.3219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4752" calcext:value-type="float">
            <text:p>24.4752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1711" calcext:value-type="float">
            <text:p>20.171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9" calcext:value-type="float">
            <text:p>18.49</text:p>
          </table:table-cell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84" calcext:value-type="float">
            <text:p>17.84</text:p>
          </table:table-cell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48" calcext:value-type="float">
            <text:p>17.48</text:p>
          </table:table-cell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05" calcext:value-type="float">
            <text:p>16.05</text:p>
          </table:table-cell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45" calcext:value-type="float">
            <text:p>16.45</text:p>
          </table:table-cell>
          <table:table-cell table:number-columns-repeated="6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5"/>
        </table:table-row>
        <table:table-row table:style-name="ro1">
          <table:table-cell table:number-columns-repeated="8"/>
          <table:table-cell table:style-name="ce3"/>
          <table:table-cell table:number-columns-repeated="5"/>
        </table:table-row>
        <table:table-row table:style-name="ro1">
          <table:table-cell table:number-columns-repeated="8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currency" office:currency="EUR" office:value="176000" calcext:value-type="currency">
            <text:p>176,000.00 €</text:p>
          </table:table-cell>
          <table:table-cell table:style-name="ce2" table:formula="of:=SUM([.B21:.N21])" office:value-type="currency" office:currency="EUR" office:value="38" calcext:value-type="currency">
            <text:p>38.00 €</text:p>
          </table:table-cell>
          <table:table-cell table:style-name="ce2" table:number-columns-repeated="11"/>
        </table:table-row>
        <table:table-row table:style-name="ro1">
          <table:table-cell/>
          <table:table-cell table:style-name="ce2" office:value-type="currency" office:currency="EUR" office:value="1" calcext:value-type="currency">
            <text:p>1.00 €</text:p>
          </table:table-cell>
          <table:table-cell table:style-name="ce2" office:value-type="currency" office:currency="EUR" office:value="4" calcext:value-type="currency">
            <text:p>4.00 €</text:p>
          </table:table-cell>
          <table:table-cell table:style-name="ce2" office:value-type="currency" office:currency="EUR" office:value="3" calcext:value-type="currency">
            <text:p>3.00 €</text:p>
          </table:table-cell>
          <table:table-cell table:style-name="ce2" office:value-type="currency" office:currency="EUR" office:value="1" calcext:value-type="currency">
            <text:p>1.00 €</text:p>
          </table:table-cell>
          <table:table-cell table:style-name="ce2" office:value-type="currency" office:currency="EUR" office:value="4" calcext:value-type="currency">
            <text:p>4.00 €</text:p>
          </table:table-cell>
          <table:table-cell table:number-columns-repeated="2" table:style-name="ce2" office:value-type="currency" office:currency="EUR" office:value="2" calcext:value-type="currency">
            <text:p>2.00 €</text:p>
          </table:table-cell>
          <table:table-cell table:style-name="ce2" office:value-type="currency" office:currency="EUR" office:value="4" calcext:value-type="currency">
            <text:p>4.00 €</text:p>
          </table:table-cell>
          <table:table-cell table:style-name="ce2" office:value-type="currency" office:currency="EUR" office:value="6" calcext:value-type="currency">
            <text:p>6.00 €</text:p>
          </table:table-cell>
          <table:table-cell table:number-columns-repeated="2" table:style-name="ce2" office:value-type="currency" office:currency="EUR" office:value="2" calcext:value-type="currency">
            <text:p>2.00 €</text:p>
          </table:table-cell>
          <table:table-cell table:style-name="ce2" office:value-type="currency" office:currency="EUR" office:value="4" calcext:value-type="currency">
            <text:p>4.00 €</text:p>
          </table:table-cell>
          <table:table-cell table:style-name="ce2" office:value-type="currency" office:currency="EUR" office:value="3" calcext:value-type="currency">
            <text:p>3.00 €</text:p>
          </table:table-cell>
        </table:table-row>
        <table:table-row table:style-name="ro1">
          <table:table-cell/>
          <table:table-cell table:style-name="ce2" table:formula="of:=[.$B$20]/[.$C$20]*[.B21]" office:value-type="currency" office:currency="EUR" office:value="4631.57894736842" calcext:value-type="currency">
            <text:p>4,631.58 €</text:p>
          </table:table-cell>
          <table:table-cell table:style-name="ce2" table:formula="of:=[.$B$20]/[.$C$20]*[.C21]" office:value-type="currency" office:currency="EUR" office:value="18526.3157894737" calcext:value-type="currency">
            <text:p>18,526.32 €</text:p>
          </table:table-cell>
          <table:table-cell table:style-name="ce2" table:formula="of:=[.$B$20]/[.$C$20]*[.D21]" office:value-type="currency" office:currency="EUR" office:value="13894.7368421053" calcext:value-type="currency">
            <text:p>13,894.74 €</text:p>
          </table:table-cell>
          <table:table-cell table:style-name="ce2" table:formula="of:=[.$B$20]/[.$C$20]*[.E21]" office:value-type="currency" office:currency="EUR" office:value="4631.57894736842" calcext:value-type="currency">
            <text:p>4,631.58 €</text:p>
          </table:table-cell>
          <table:table-cell table:style-name="ce2" table:formula="of:=[.$B$20]/[.$C$20]*[.F21]" office:value-type="currency" office:currency="EUR" office:value="18526.3157894737" calcext:value-type="currency">
            <text:p>18,526.32 €</text:p>
          </table:table-cell>
          <table:table-cell table:style-name="ce2" table:formula="of:=[.$B$20]/[.$C$20]*[.G21]" office:value-type="currency" office:currency="EUR" office:value="9263.15789473684" calcext:value-type="currency">
            <text:p>9,263.16 €</text:p>
          </table:table-cell>
          <table:table-cell table:style-name="ce2" table:formula="of:=[.$B$20]/[.$C$20]*[.H21]" office:value-type="currency" office:currency="EUR" office:value="9263.15789473684" calcext:value-type="currency">
            <text:p>9,263.16 €</text:p>
          </table:table-cell>
          <table:table-cell table:style-name="ce2" table:formula="of:=[.$B$20]/[.$C$20]*[.I21]" office:value-type="currency" office:currency="EUR" office:value="18526.3157894737" calcext:value-type="currency">
            <text:p>18,526.32 €</text:p>
          </table:table-cell>
          <table:table-cell table:style-name="ce2" table:formula="of:=[.$B$20]/[.$C$20]*[.J21]" office:value-type="currency" office:currency="EUR" office:value="27789.4736842105" calcext:value-type="currency">
            <text:p>27,789.47 €</text:p>
          </table:table-cell>
          <table:table-cell table:style-name="ce2" table:formula="of:=[.$B$20]/[.$C$20]*[.K21]" office:value-type="currency" office:currency="EUR" office:value="9263.15789473684" calcext:value-type="currency">
            <text:p>9,263.16 €</text:p>
          </table:table-cell>
          <table:table-cell table:style-name="ce2" table:formula="of:=[.$B$20]/[.$C$20]*[.L21]" office:value-type="currency" office:currency="EUR" office:value="9263.15789473684" calcext:value-type="currency">
            <text:p>9,263.16 €</text:p>
          </table:table-cell>
          <table:table-cell table:style-name="ce2" table:formula="of:=[.$B$20]/[.$C$20]*[.M21]" office:value-type="currency" office:currency="EUR" office:value="18526.3157894737" calcext:value-type="currency">
            <text:p>18,526.32 €</text:p>
          </table:table-cell>
          <table:table-cell table:style-name="ce2" table:formula="of:=[.$B$20]/[.$C$20]*[.N21]" office:value-type="currency" office:currency="EUR" office:value="13894.7368421053" calcext:value-type="currency">
            <text:p>13,894.74 €</text:p>
          </table:table-cell>
        </table:table-row>
        <table:table-row table:style-name="ro1" table:number-rows-repeated="2">
          <table:table-cell/>
          <table:table-cell table:style-name="ce2" table:number-columns-repeated="13"/>
        </table:table-row>
        <table:table-row table:style-name="ro1">
          <table:table-cell/>
          <table:table-cell table:style-name="ce2" table:number-columns-repeated="2"/>
          <table:table-cell table:style-name="ce2" table:formula="of:=4/9*([.B22]+[.C22]+[.D22]+[.E22]+[.I22]+[.J22]+[.K22])+1/10*[.L22]+1/3*([.M22]+[.N22])" office:value-type="currency" office:currency="EUR" office:value="54961.4035087719" calcext:value-type="currency">
            <text:p>54,961.40 €</text:p>
          </table:table-cell>
          <table:table-cell table:style-name="ce2" table:formula="of:=4/9*([.B22]+[.C22]+[.D22]+[.E22]+[.I22]+[.J22]+[.K22])+3/5*([.F22]+[.G22]+[.H22])+1/10*[.L22]+1/3*([.M22]+[.N22])" office:value-type="currency" office:currency="EUR" office:value="77192.9824561404" calcext:value-type="currency">
            <text:p>77,192.98 €</text:p>
          </table:table-cell>
          <table:table-cell table:style-name="ce2" table:formula="of:=1/9*([.B22]+[.C22]+[.D22]+[.E22]+[.I22]+[.J22]+[.K22])+2/5*([.F22]+[.G22]+[.H22])+8/10*[.L22]+1/3*([.M22]+[.N22])" office:value-type="currency" office:currency="EUR" office:value="43845.6140350877" calcext:value-type="currency">
            <text:p>43,845.61 €</text:p>
          </table:table-cell>
          <table:table-cell table:style-name="ce2" table:number-columns-repeated="8"/>
        </table:table-row>
        <table:table-row table:style-name="ro1">
          <table:table-cell/>
          <table:table-cell table:style-name="ce2" table:number-columns-repeated="5"/>
          <table:table-cell table:style-name="ce2" table:formula="of:=SUM([.D25:.F25])" office:value-type="currency" office:currency="EUR" office:value="176000" calcext:value-type="currency">
            <text:p>176,000.00 €</text:p>
          </table:table-cell>
          <table:table-cell table:style-name="ce2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22" number:language="en" number:country="U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22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4:42:48.813224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31:34.034940142</meta:creation-date>
    <meta:editing-duration>PT2H54M58S</meta:editing-duration>
    <meta:editing-cycles>3</meta:editing-cycles>
    <meta:generator>LibreOffice/5.3.5.2$Linux_X86_64 LibreOffice_project/30m0$Build-2</meta:generator>
    <dc:date>2018-01-24T17:26:49.920720898</dc:date>
    <meta:document-statistic meta:table-count="1" meta:cell-count="56" meta:object-count="0"/>
  </office:meta>
</office:document-meta>
</file>